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b785" officeooo:paragraph-rsid="001e117e"/>
    </style:style>
    <style:style style:name="P2" style:family="paragraph" style:parent-style-name="Standard">
      <style:text-properties officeooo:rsid="001f74fc" officeooo:paragraph-rsid="001f74fc"/>
    </style:style>
    <style:style style:name="P3" style:family="paragraph" style:parent-style-name="Standard">
      <style:text-properties officeooo:rsid="002022c2" officeooo:paragraph-rsid="002022c2"/>
    </style:style>
    <style:style style:name="P4" style:family="paragraph" style:parent-style-name="Standard">
      <style:text-properties officeooo:rsid="00203069" officeooo:paragraph-rsid="00203069"/>
    </style:style>
    <style:style style:name="P5" style:family="paragraph" style:parent-style-name="Standard">
      <style:text-properties officeooo:rsid="0020f80e" officeooo:paragraph-rsid="0020f80e"/>
    </style:style>
    <style:style style:name="P6" style:family="paragraph" style:parent-style-name="Standard">
      <style:text-properties officeooo:rsid="00213fd9" officeooo:paragraph-rsid="00213fd9"/>
    </style:style>
    <style:style style:name="P7" style:family="paragraph" style:parent-style-name="Standard">
      <style:text-properties officeooo:rsid="0021af36" officeooo:paragraph-rsid="0021af36"/>
    </style:style>
    <style:style style:name="P8" style:family="paragraph" style:parent-style-name="Standard">
      <style:text-properties officeooo:rsid="0022d6b9" officeooo:paragraph-rsid="0022d6b9"/>
    </style:style>
    <style:style style:name="P9" style:family="paragraph" style:parent-style-name="Standard">
      <style:text-properties officeooo:rsid="00250d83" officeooo:paragraph-rsid="00250d83"/>
    </style:style>
    <style:style style:name="P10" style:family="paragraph" style:parent-style-name="Standard">
      <style:text-properties officeooo:rsid="0022d6b9" officeooo:paragraph-rsid="0022d6b9"/>
    </style:style>
    <style:style style:name="T1" style:family="text">
      <style:text-properties officeooo:rsid="001e117e"/>
    </style:style>
    <style:style style:name="T2" style:family="text">
      <style:text-properties officeooo:rsid="00237091"/>
    </style:style>
    <style:style style:name="T3" style:family="text">
      <style:text-properties officeooo:rsid="00250d83"/>
    </style:style>
    <style:style style:name="T4" style:family="text">
      <style:text-properties officeooo:rsid="0027ca4d"/>
    </style:style>
    <style:style style:name="T5" style:family="text">
      <style:text-properties officeooo:rsid="0028a659"/>
    </style:style>
    <style:style style:name="T6" style:family="text">
      <style:text-properties fo:font-style="italic" officeooo:rsid="0028a659" style:font-style-asian="italic" style:font-style-complex="italic"/>
    </style:style>
    <style:style style:name="T7" style:family="text">
      <style:text-properties fo:font-style="normal" officeooo:rsid="0028a659" style:font-style-asian="normal" style:font-style-complex="normal"/>
    </style:style>
    <style:style style:name="T8" style:family="text">
      <style:text-properties officeooo:rsid="0028fc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<text:span text:style-name="T4">11</text:span><text:span text:style-name="T1">-10</text:span>-2022<text:tab/></text:p>
      <text:p text:style-name="P1"/>
      <text:p text:style-name="P7">1. <text:span text:style-name="T4">¿Que es Docker Compose? ¿Qué utilidades tiene? Instálalo y comprueba que está instalado</text:span></text:p>
      <text:p text:style-name="P7"/>
      <text:p text:style-name="P7">2. <text:span text:style-name="T4">Haz un glosario de comandos de Docker Compose</text:span></text:p>
      <text:p text:style-name="P7"/>
      <text:p text:style-name="P7">3. <text:span text:style-name="T4">¿Qué es un fichero YAML? ¿Qué estructura tiene? Investiga y detállalo. Haz también un glosario de YAML.</text:span></text:p>
      <text:p text:style-name="P7"/>
      <text:p text:style-name="P8">4. <text:span text:style-name="T5">Crea un archivo de configuración para una aplicación que contiene un único servicio:</text:span></text:p>
      <text:p text:style-name="P8"><text:tab/>- <text:span text:style-name="T5">Imagen: httpd:2.4 (del servidor web Apache)</text:span></text:p>
      <text:p text:style-name="P8"><text:tab/>- <text:span text:style-name="T5">Puerto: el host de Docker publicará el puerto 80 y hará una redirección con el puerto 80 del contenedor.</text:span></text:p>
      <text:p text:style-name="P8"><text:tab/>- <text:span text:style-name="T5">Bind mount: lo creamos entre el directorio actual del host de Docker y el directorio </text:span><text:span text:style-name="T6">usr</text:span><text:span text:style-name="T7">/local/apache2/htdocs/ del contenedor (que es el directorio que utiliza el servidor web para servir el contenido que encuentre en su interior.</text:span></text:p>
      <text:p text:style-name="P8"/>
      <text:p text:style-name="P8">5. <text:span text:style-name="T8">Consulta la lista de contenedores que están en ejecución y explica la salida. ¿Qué diferencia hay entre “docker ps y docker compose ps”?</text:span></text:p>
      <text:p text:style-name="P2"/>
      <text:p text:style-name="P2"><text:span text:style-name="T2">6.</text:span> <text:span text:style-name="T8">Muestra la salida de docker-compose.yml</text:span></text:p>
      <text:p text:style-name="P2"/>
      <text:p text:style-name="P9"><text:span text:style-name="T8">7</text:span>. <text:s/><text:span text:style-name="T8">Visiona el video relativo a docker compose del módulo 7.4.</text:span></text:p>
      <text:p text:style-name="P6"/>
      <text:p text:style-name="P6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4T04:01:05.229529109</meta:creation-date>
    <meta:generator>LibreOffice/7.3.6.2$Linux_X86_64 LibreOffice_project/30$Build-2</meta:generator>
    <dc:date>2022-10-11T09:26:06.239114078</dc:date>
    <meta:editing-duration>PT23M22S</meta:editing-duration>
    <meta:editing-cycles>4</meta:editing-cycles>
    <meta:document-statistic meta:table-count="0" meta:image-count="0" meta:object-count="0" meta:page-count="1" meta:paragraph-count="11" meta:word-count="162" meta:character-count="981" meta:non-whitespace-character-count="825"/>
  </office:meta>
</office:document-meta>
</file>